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0.0201in" fo:margin-right="0in" fo:text-indent="0in" style:auto-text-indent="false"/>
      <style:text-properties style:font-name="Consolas" fo:font-size="14pt" style:font-name-asian="Consolas" style:font-size-asian="14pt" style:font-name-complex="Consolas" style:font-size-complex="14pt"/>
    </style:style>
    <style:style style:name="P2" style:family="paragraph" style:parent-style-name="Standard" style:master-page-name="">
      <style:paragraph-properties fo:margin-left="-0.0201in" fo:margin-right="0in" fo:text-indent="0.2in" style:auto-text-indent="false" style:page-number="auto"/>
      <style:text-properties style:font-name="Consolas" fo:font-size="14pt" style:font-name-asian="Consolas" style:font-size-asian="14pt" style:font-name-complex="Consolas" style:font-size-complex="14pt"/>
    </style:style>
    <style:style style:name="P3" style:family="paragraph" style:parent-style-name="Standard">
      <style:paragraph-properties fo:margin-left="-0.0201in" fo:margin-right="0in" fo:text-indent="0.2in" style:auto-text-indent="false"/>
      <style:text-properties style:font-name="Consolas" fo:font-size="14pt" style:font-name-asian="Consolas" style:font-size-asian="14pt" style:font-name-complex="Consolas" style:font-size-complex="14pt"/>
    </style:style>
    <style:style style:name="P4" style:family="paragraph" style:parent-style-name="Standard">
      <style:paragraph-properties fo:margin-left="-0.0201in" fo:margin-right="0in" fo:text-align="start" style:justify-single-word="false" fo:text-indent="0.2in" style:auto-text-indent="false" style:text-autospace="none"/>
      <style:text-properties style:font-name="Consolas" fo:font-size="14pt" style:font-name-asian="Consolas" style:font-size-asian="14pt" style:font-name-complex="Consolas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「ひぃっ、やめてえっ/」</text:p>
      <text:p text:style-name="P3">すでに男は身も世もなかった。</text:p>
      <text:p text:style-name="P3">「言い残すことはそれだけ？ホラ、最後なんだからもつと気のきいたこと言ってすつき りして死になさいよ、ねえ」</text:p>
      <text:p text:style-name="P3">最期の予感に男はじたばたと暴れたが、己の背を踏みつける女の力と重量はどうにかで きるものではなかった。全身サィボーグであれば、たとえ作りが女性型であってもかなり </text:p>
      <text:p text:style-name="P1">のパワーがある。</text:p>
      <text:p text:style-name="P3">女の脚部から飛び出したプレードの熱にほほを焼かれ、男は再び絶叫した。</text:p>
      <text:p text:style-name="P3">「うわわ、父ちやん、母ちや……ガ」</text:p>
      <text:p text:style-name="P3">男の死に際の言葉を口止めするかのように、女は無造作に足のブレードの刃を薙いでい た。じゅんという音と焼ける肉の臭いを漂わせ、あつけなく男の首は胴体から離れる。</text:p>
      <text:p text:style-name="P3">首との突然の別れにいやいやをするように、女の足元で男の胴体が二、三度びくりと痙 攣して跳ねた。</text:p>
      <text:p text:style-name="P3">女はふつと息をつくと、壁にもたれてコ丨-^のポケットを探る。女がポケットから手を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tb-rl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0T21:48:04.76</meta:creation-date>
    <dc:date>2018-05-04T22:10:08.13</dc:date>
    <meta:editing-duration>PT21H19M50S</meta:editing-duration>
    <meta:editing-cycles>23</meta:editing-cycles>
    <meta:generator>OpenOffice/4.1.5$Win32 OpenOffice.org_project/415m1$Build-9789</meta:generator>
    <dc:creator>Jo Jaquinta</dc:creator>
    <meta:document-statistic meta:table-count="0" meta:image-count="0" meta:object-count="0" meta:page-count="1" meta:paragraph-count="10" meta:word-count="379" meta:character-count="385"/>
  </office:meta>
</office:document-meta>
</file>